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Bahnschrift SemiBold" svg:font-family="'Bahnschrift Semi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itle">
      <style:text-properties style:text-underline-style="solid" style:text-underline-width="auto" style:text-underline-color="font-color"/>
    </style:style>
    <style:style style:name="P2" style:family="paragraph" style:parent-style-name="Standard">
      <style:paragraph-properties fo:text-align="start" style:justify-single-word="false"/>
      <style:text-properties style:font-name="Arial" officeooo:rsid="000e95f2" officeooo:paragraph-rsid="000e95f2"/>
    </style:style>
    <style:style style:name="P3" style:family="paragraph" style:parent-style-name="Standard">
      <style:paragraph-properties fo:text-align="start" style:justify-single-word="false"/>
      <style:text-properties style:font-name="Bahnschrift SemiBold" officeooo:rsid="000e95f2" officeooo:paragraph-rsid="000e95f2"/>
    </style:style>
    <style:style style:name="P4" style:family="paragraph" style:parent-style-name="Text_20_body">
      <style:text-properties style:font-name="arial" officeooo:rsid="000e95f2" officeooo:paragraph-rsid="000e95f2"/>
    </style:style>
    <style:style style:name="P5" style:family="paragraph" style:parent-style-name="Text_20_body">
      <style:text-properties style:font-name="arial" officeooo:rsid="0010e1f4" officeooo:paragraph-rsid="0010e1f4"/>
    </style:style>
    <style:style style:name="P6" style:family="paragraph" style:parent-style-name="Standard">
      <style:paragraph-properties fo:text-align="start" style:justify-single-word="false"/>
      <style:text-properties style:font-name="Arial" officeooo:rsid="000e95f2" officeooo:paragraph-rsid="000e95f2"/>
    </style:style>
    <style:style style:name="P7" style:family="paragraph" style:parent-style-name="Heading_20_1">
      <style:text-properties style:text-underline-style="solid" style:text-underline-width="auto" style:text-underline-color="font-color"/>
    </style:style>
    <style:style style:name="P8" style:family="paragraph" style:parent-style-name="Heading_20_1">
      <style:paragraph-properties fo:break-before="page"/>
      <style:text-properties style:text-underline-style="solid" style:text-underline-width="auto" style:text-underline-color="font-color"/>
    </style:style>
    <style:style style:name="P9" style:family="paragraph" style:parent-style-name="Heading_20_2">
      <style:paragraph-properties fo:break-before="page"/>
      <style:text-properties style:text-underline-style="solid" style:text-underline-width="auto" style:text-underline-color="font-color" officeooo:paragraph-rsid="0017ce5b"/>
    </style:style>
    <style:style style:name="P10" style:family="paragraph" style:parent-style-name="Text_20_body" style:list-style-name="L1">
      <style:text-properties style:font-name="arial" officeooo:rsid="0010e1f4" officeooo:paragraph-rsid="0010e1f4"/>
    </style:style>
    <style:style style:name="P11" style:family="paragraph" style:parent-style-name="Text_20_body">
      <style:text-properties style:font-name="arial" officeooo:rsid="000e95f2" officeooo:paragraph-rsid="000e95f2"/>
    </style:style>
    <style:style style:name="P12" style:family="paragraph" style:parent-style-name="Text_20_body">
      <style:text-properties style:font-name="arial" officeooo:rsid="00172a0f" officeooo:paragraph-rsid="00172a0f"/>
    </style:style>
    <style:style style:name="P13" style:family="paragraph" style:parent-style-name="Text_20_body">
      <style:text-properties style:font-name="arial" officeooo:rsid="00199a2b" officeooo:paragraph-rsid="00199a2b"/>
    </style:style>
    <style:style style:name="P14" style:family="paragraph" style:parent-style-name="Text_20_body">
      <style:text-properties style:font-name="arial" officeooo:rsid="000e95f2" officeooo:paragraph-rsid="000e95f2"/>
    </style:style>
    <style:style style:name="T1" style:family="text">
      <style:text-properties officeooo:rsid="00125388"/>
    </style:style>
    <style:style style:name="T2" style:family="text">
      <style:text-properties officeooo:rsid="001444cc"/>
    </style:style>
    <style:style style:name="T3" style:family="text">
      <style:text-properties officeooo:rsid="001474f6"/>
    </style:style>
    <style:style style:name="T4" style:family="text">
      <style:text-properties officeooo:rsid="00172a0f"/>
    </style:style>
    <style:style style:name="T5" style:family="text">
      <style:text-properties officeooo:rsid="0017ce5b"/>
    </style:style>
    <style:style style:name="T6" style:family="text">
      <style:text-properties officeooo:rsid="001b52b4"/>
    </style:style>
    <style:style style:name="T7" style:family="text">
      <style:text-properties officeooo:rsid="001d8ad5"/>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François Flandin <text:span text:style-name="T7">et </text:span>Khalfi Jawa</text:h>
      <text:p text:style-name="Standard"/>
      <text:p text:style-name="P1">Projet Concepts d’Intelligence Artificielle</text:p>
      <text:p text:style-name="P3"/>
      <text:p text:style-name="P2"/>
      <text:h text:style-name="P7" text:outline-level="1">1. Les fichiers xml</text:h>
      <text:p text:style-name="P2"/>
      <text:h text:style-name="Heading_20_3" text:outline-level="3">a. Loup Chèvre Salade</text:h>
      <text:p text:style-name="P2">Ce problème est solvable en minimum 7 étapes, et de mon côté j’ai au total 20 transitions possibles.</text:p>
      <text:p text:style-name="P2"/>
      <text:h text:style-name="Heading_20_3" text:outline-level="3">b. Seaux (Die Hard)</text:h>
      <text:p text:style-name="P2">Le nombre minimal d’étapes pour résoudre ce problème est 8, et dans mon fichier xml j’ai un total de 55 transitions possibles pour ce problème.</text:p>
      <text:p text:style-name="P2"/>
      <text:h text:style-name="Heading_20_3" text:outline-level="3">c. Cruches</text:h>
      <text:p text:style-name="P2">Le nombre minimal d’étapes pour résoudre ce problème est 7, et dans mon fichier xml il y a un total de 91 transitions.</text:p>
      <text:p text:style-name="P2"/>
      <text:h text:style-name="Heading_20_3" text:outline-level="3">d. Indiens</text:h>
      <text:p text:style-name="P2">Ce problème est un peu plus compliqué que les autres, et c’est le seul problème où je ne suis pas sûr de mon résultat, mais le nombre d’étapes minimal pour le résoudre devrait être 14, pour 45 transitions.</text:p>
      <text:h text:style-name="P9" text:outline-level="2">2. Programme de conversion xml/dot</text:h>
      <text:p text:style-name="P5">Pour ce programme, j’ai importé <text:span text:style-name="T4">trois</text:span> librairies : xml, argparse et os, xml pour pouvoir naviguer dans un fichier xml, argparse pour une meilleure gestion des arguments de ligne de commande et os pour une meilleure gestion des fichiers et dossiers. Le fichier est composé de plusieurs fonctions :</text:p>
      <text:list xml:id="list841416916" text:style-name="L1">
        <text:list-item>
          <text:p text:style-name="P10">xml_to_dot : c’est la fonction qui est appelée quand un fichier xml est passé en paramètre, la fonction parcours l’arborescence du fichier xml pour trouver les transitions, (attention : la fonction marche uniquement avec l’arborescence des fichiers xml vus en cours) puis les traduit pour les écrire dans le fichier dot. <text:span text:style-name="T5">Elle renvoie 0 si la création du dot fonctionne, et 1 si elle échoue, c’est pour vérifier que tout a bien fonctionné quand on l’exécute dans un autre programme.</text:span></text:p>
        </text:list-item>
        <text:list-item>
          <text:p text:style-name="P10">seperate_numbers : est une fonction qui permet de prendre une chaîne de caractères et de renvoie la même chaîne mais avec des espaces entre les caractères</text:p>
        </text:list-item>
        <text:list-item>
          <text:p text:style-name="P10">dot_to_xml : c’est la fonction qui est appelée quand un fichier xml est passé en paramètre, la fonction lit le fichier dot, <text:span text:style-name="T1">trouve les symboles « -&gt; » (attention : il faut que le symbole soit placé entre espaces sinon le convertisseur ne trouvera pas les transitions) et écrit les transitions dans la table de transitions xml, en séparant les caractères des transitions avec la fonction précédente pour coller au format d’arborescence de fichiers xml vu en cours.</text:span></text:p>
        </text:list-item>
      </text:list>
      <text:p text:style-name="Text_20_body"/>
      <text:p text:style-name="P4">Le programme est enregistré dans le fichier python conversion.py, qui se charge de prendre un fichier xml ou dot en paramètre et se charge de convertir les transitions du graphe dans l’autre type de fichier, il n’y a pas besoin de spécifier quoique ce soit, il faut juste mettre le fichier et le programme détecte automatiquement dans quel sens la conversion doit s’effectuer, <text:span text:style-name="T2">cela est fait pour éviter un quelconque problème </text:span><text:span text:style-name="T3">lié au fait de spécifier un sens de conversion mais </text:span><text:span text:style-name="T4">ne pas utiliser un bon format de fichier.</text:span></text:p>
      <text:p text:style-name="P4">Vous pourrez en savoir plus en exécutant la commande «python3 conversion.py -h» (ou –help).</text:p>
      <text:h text:style-name="P8" text:outline-level="1">3. Programme d’affichage de solutions</text:h>
      <text:p text:style-name="P12">Pour ce programme, <text:span text:style-name="T5">j’ai importé trois librairies : os pour une meilleure gestion des fichiers/dossiers, argparse pour une meilleure gestion des arguments, et sys pour pouvoir renvoyer des codes d’erreur si jamais une opération os renvoie une erreur.</text:span></text:p>
      <text:p text:style-name="P13">Donc le programme commence par créer le dossier qui va accueillir les graphes de solution du problème , afin que cela soit plus facile à lire et qu’on ne se retrouve pas avec un dossier pollué par des dizaines de png de graphes, ensuite, on ouvre un fichier texte qui va recevoir le résultat du solver puis le programme va chercher la ligne « Number of Solutions : » qui précède les solutions, puis le programme va chercher les nombres qui y sont écrit pour faire les transitions, <text:span text:style-name="T6">en créant plusieurs listes qui, au final, contiendront toutes les lignes du fichier dot. Le fichier dot est créé grâce au programme précédent. Et, finalement, on copie le fichier dot original et on colorie en rouge la solution autant de fois qu’il ya de solutions.</text:span></text:p>
      <text:p text:style-name="P4">Le programme est enregistré dans le fichier python solutions.py, qui prend un fichier xml et trouve toutes les solutions possibles en un nombre d’étapes donné (par défaut 10), le programme enregistre tous les fichiers dot dans un dossier nommé «nom_du_probleme_solutions».</text:p>
      <text:p text:style-name="P4">Vous pourrez en savoir plus sur son exécution en exécutant la commande «python3 solution.py -h».</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Bahnschrift SemiBold" svg:font-family="'Bahnschrift Semi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0T13:04:36.661000000</meta:creation-date>
    <dc:date>2023-05-23T14:13:11.290317832</dc:date>
    <meta:editing-duration>PT3H3M41S</meta:editing-duration>
    <meta:editing-cycles>10</meta:editing-cycles>
    <meta:generator>LibreOffice/7.3.7.2$Linux_X86_64 LibreOffice_project/30$Build-2</meta:generator>
    <meta:document-statistic meta:table-count="0" meta:image-count="0" meta:object-count="0" meta:page-count="3" meta:paragraph-count="23" meta:word-count="704" meta:character-count="4159" meta:non-whitespace-character-count="3481"/>
  </office:meta>
</office:document-meta>
</file>